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1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0" style:family="paragraph" style:parent-style-name="Titulo">
      <style:text-properties fo:language="es" fo:country="ES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  <style:text-properties fo:language="es" fo:country="ES"/>
    </style:style>
    <style:style style:name="P17" style:family="paragraph" style:parent-style-name="Standard" style:master-page-name="Index">
      <style:paragraph-properties style:page-number="auto"/>
      <style:text-properties fo:language="es" fo:country="ES"/>
    </style:style>
    <style:style style:name="P18" style:family="paragraph" style:parent-style-name="Text_20_body" style:list-style-name="L1">
      <style:text-properties fo:language="es" fo:country="ES" officeooo:rsid="0016f8dc" officeooo:paragraph-rsid="0013f4e2"/>
    </style:style>
    <style:style style:name="P19" style:family="paragraph" style:parent-style-name="Text_20_body" style:list-style-name="L1">
      <style:text-properties fo:language="es" fo:country="ES" fo:font-style="italic" officeooo:rsid="0016f8dc" officeooo:paragraph-rsid="0013f4e2" style:font-style-asian="italic" style:font-style-complex="italic"/>
    </style:style>
    <style:style style:name="P20" style:family="paragraph" style:parent-style-name="Text_20_body" style:list-style-name="L1">
      <style:text-properties fo:language="es" fo:country="ES" officeooo:paragraph-rsid="0013f4e2"/>
    </style:style>
    <style:style style:name="P21" style:family="paragraph" style:parent-style-name="Text_20_body" style:list-style-name="L2">
      <style:text-properties fo:language="es" fo:country="ES"/>
    </style:style>
    <style:style style:name="P22" style:family="paragraph" style:parent-style-name="Text_20_body" style:list-style-name="L3">
      <style:text-properties fo:language="es" fo:country="ES"/>
    </style:style>
    <style:style style:name="P23" style:family="paragraph" style:parent-style-name="Text_20_body" style:list-style-name="L1">
      <style:text-properties fo:font-size="10pt" style:font-size-asian="10pt" style:font-size-complex="10pt"/>
    </style:style>
    <style:style style:name="P24" style:family="paragraph" style:parent-style-name="Titulo">
      <style:text-properties fo:language="es" fo:country="E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f8dc" style:font-style-asian="italic" style:font-style-complex="italic"/>
    </style:style>
    <style:style style:name="T5" style:family="text">
      <style:text-properties fo:font-style="italic" officeooo:rsid="001578f4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578f4" style:font-style-asian="normal" style:font-style-complex="normal"/>
    </style:style>
    <style:style style:name="T11" style:family="text">
      <style:text-properties officeooo:rsid="0013f4e2"/>
    </style:style>
    <style:style style:name="T12" style:family="text">
      <style:text-properties officeooo:rsid="0016f8dc"/>
    </style:style>
    <style:style style:name="T13" style:family="text">
      <style:text-properties officeooo:rsid="00160210"/>
    </style:style>
    <style:style style:name="T14" style:family="text">
      <style:text-properties officeooo:rsid="001633f4"/>
    </style:style>
    <style:style style:name="T15" style:family="text">
      <style:text-properties officeooo:rsid="0016b66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6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<text:span text:style-name="T11">6</text:span>. <text:span text:style-name="T11">VIRTUAL MACHINES</text:span>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Alfredo Oltra</text:p>
      <text:p text:style-name="P12"><text:span text:style-name="T6"><text:s/></text:span><text:a xlink:type="simple" xlink:href="mailto:mail@ceedcv.e" text:style-name="Internet_20_link" text:visited-style-name="Visited_20_Internet_20_Link"><text:span text:style-name="T8">alfredo.oltra@ceedcv.e</text:span></text:a><text:span text:style-name="T7">s</text:span></text:p>
      <text:p text:style-name="P13">201<text:span text:style-name="T15">9</text:span>/20<text:span text:style-name="T15">20</text:span></text:p>
      <text:p text:style-name="P14"><text:tab/><text:tab/><text:tab/><text:tab/><text:tab/><text:tab/><text:tab/><text:tab/><text:tab/><text:tab/>Versión:<text:date style:data-style-name="N104" text:date-value="2019-09-24T11:55:33.082918426">190924</text:date>.<text:time style:data-style-name="N105" text:time-value="2019-09-24T11:55:33.083083759">1154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0">U0<text:user-field-get text:name="NumeroTema">6</text:user-field-get>. <text:user-field-get text:name="Tema">Virtual machines</text:user-field-get></text:p>
      <text:p text:style-name="P10"/>
      <text:h text:style-name="Heading_20_1" text:outline-level="1">Vocabulary</text:h>
      <text:p text:style-name="Text_20_body">General:</text:p>
      <text:list xml:id="list1813828206" text:style-name="L1">
        <text:list-item>
          <text:p text:style-name="P18">Virtual machines: Máquinas virtuales</text:p>
        </text:list-item>
        <text:list-item>
          <text:p text:style-name="P19">enviroment: entorno</text:p>
        </text:list-item>
        <text:list-item>
          <text:p text:style-name="P19">guest: invitado </text:p>
        </text:list-item>
        <text:list-item>
          <text:p text:style-name="P20"><text:span text:style-name="T4">host</text:span>: <text:span text:style-name="T12">anfitrión</text:span></text:p>
        </text:list-item>
        <text:list-item>
          <text:p text:style-name="P18">kernel: <text:span text:style-name="T13">núcleo</text:span> del sistema operativo</text:p>
        </text:list-item>
        <text:list-item>
          <text:p text:style-name="P18">resources: recursos</text:p>
        </text:list-item>
        <text:list-item>
          <text:p text:style-name="P18">performance: rendimiento</text:p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9"/>
      <text:p text:style-name="P7">Verbos:</text:p>
      <text:list xml:id="list3641196299" text:style-name="L2">
        <text:list-item>
          <text:p text:style-name="P21"><text:span text:style-name="T3">to </text:span><text:span text:style-name="T5">share</text:span><text:span text:style-name="T3">: </text:span><text:span text:style-name="T10">compartir</text:span></text:p>
        </text:list-item>
      </text:list>
      <text:list xml:id="list2476640724" text:style-name="L3">
        <text:list-item>
          <text:p text:style-name="P22"><text:span text:style-name="T3">to </text:span><text:span text:style-name="T5">emulate</text:span><text:span text:style-name="T3">: </text:span><text:span text:style-name="T5">emular</text:span><text:span text:style-name="T9"> 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4H56M23S</meta:editing-duration>
    <meta:editing-cycles>18</meta:editing-cycles>
    <meta:generator>LibreOffice/6.3.1.2$Linux_X86_64 LibreOffice_project/30$Build-2</meta:generator>
    <dc:title>Plantilla CEED</dc:title>
    <meta:initial-creator>Alfredo Oltra Orengo</meta:initial-creator>
    <dc:date>2019-09-24T11:55:32.952484213</dc:date>
    <meta:document-statistic meta:table-count="0" meta:image-count="1" meta:object-count="0" meta:page-count="2" meta:paragraph-count="25" meta:word-count="72" meta:character-count="514" meta:non-whitespace-character-count="460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